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</text:p>
      <text:p text:style-name="Standard"><text:s text:c="3"/>Bibliotecas para uso do Wifi e do protocolo MQTT</text:p>
      <text:p text:style-name="Standard">*/</text:p>
      <text:p text:style-name="Standard">#include &lt;ESP8266WiFi.h&gt;</text:p>
      <text:p text:style-name="Standard">#include &lt;PubSubClient.h&gt;</text:p>
      <text:p text:style-name="Standard">#include&lt;Servo.h&gt;;</text:p>
      <text:p text:style-name="Standard">Servo ServoMotor;</text:p>
      <text:p text:style-name="Standard">/*</text:p>
      <text:p text:style-name="Standard"><text:s text:c="3"/>Definição dos pinos</text:p>
      <text:p text:style-name="Standard">*/</text:p>
      <text:p text:style-name="Standard">#define LED1 D0</text:p>
      <text:p text:style-name="Standard"/>
      <text:p text:style-name="Standard">/*</text:p>
      <text:p text:style-name="Standard"><text:s text:c="3"/>Definição do tópico</text:p>
      <text:p text:style-name="Standard">*/</text:p>
      <text:p text:style-name="Standard">#define TOPICO "placa/mqtt"</text:p>
      <text:p text:style-name="Standard"/>
      <text:p text:style-name="Standard">/*</text:p>
      <text:p text:style-name="Standard"><text:s text:c="3"/>Configuração da rede de internet</text:p>
      <text:p text:style-name="Standard"><text:s text:c="3"/>SSID - Nome da rede</text:p>
      <text:p text:style-name="Standard"><text:s text:c="3"/>senha - senha</text:p>
      <text:p text:style-name="Standard"><text:s text:c="3"/>broker_mqtt - endereço do servidor mqtt</text:p>
      <text:p text:style-name="Standard">*/</text:p>
      <text:p text:style-name="Standard">const char* ssid = "Amanda's Galaxy A54 5G";</text:p>
      <text:p text:style-name="Standard">const char* senha = "123Amanda";</text:p>
      <text:p text:style-name="Standard">const char* broker_mqtt = "test.mosquitto.org";</text:p>
      <text:p text:style-name="Standard"/>
      <text:p text:style-name="Standard">/*</text:p>
      <text:p text:style-name="Standard"><text:s text:c="3"/>Inicialização das bibliotecas de Wifi e de MQTT</text:p>
      <text:p text:style-name="Standard">*/</text:p>
      <text:p text:style-name="Standard">WiFiClient espClient;</text:p>
      <text:p text:style-name="Standard">PubSubClient client(espClient);</text:p>
      <text:p text:style-name="Standard"/>
      <text:p text:style-name="Standard">/*</text:p>
      <text:p text:style-name="Standard"><text:s text:c="3"/>Variáveis utilizadas no programa</text:p>
      <text:p text:style-name="Standard">*/</text:p>
      <text:p text:style-name="Standard"/>
      <text:p text:style-name="Standard"/>
      <text:p text:style-name="Standard">/*</text:p>
      <text:p text:style-name="Standard"><text:s text:c="3"/>Configuração da WiFi</text:p>
      <text:p text:style-name="Standard">*/</text:p>
      <text:p text:style-name="Standard">void setup_wifi() {</text:p>
      <text:p text:style-name="Standard"/>
      <text:p text:style-name="Standard"><text:s text:c="2"/>delay(10); <text:s text:c="23"/>//Aguarda 10 milissegundos para inicializar</text:p>
      <text:p text:style-name="Standard"/>
      <text:p text:style-name="Standard"><text:s text:c="2"/>Serial.println(); <text:s text:c="16"/>//Manda pela serial somente uma quebra de linha</text:p>
      <text:p text:style-name="Standard"><text:s text:c="2"/>Serial.print("Conectando a ");</text:p>
      <text:p text:style-name="Standard"><text:s text:c="2"/>Serial.println(ssid);</text:p>
      <text:p text:style-name="Standard"/>
      <text:p text:style-name="Standard"><text:s text:c="2"/>WiFi.begin(ssid, senha); <text:s text:c="9"/>//inicializa a conexão ao Wifi</text:p>
      <text:p text:style-name="Standard"/>
      <text:p text:style-name="Standard"><text:soft-page-break/><text:s text:c="2"/>while (WiFi.status() != WL_CONNECTED) { <text:s text:c="2"/>//Aguarda a conexão (enquanto não conectar imprime um . a cada 500 ms)</text:p>
      <text:p text:style-name="Standard"><text:s text:c="4"/>delay(500);</text:p>
      <text:p text:style-name="Standard"><text:s text:c="4"/>Serial.print(".");</text:p>
      <text:p text:style-name="Standard"><text:s text:c="2"/>}</text:p>
      <text:p text:style-name="Standard"/>
      <text:p text:style-name="Standard"><text:s text:c="2"/>randomSeed(micros()); <text:s text:c="12"/>//Define a semente para a geração de numeros randomicos</text:p>
      <text:p text:style-name="Standard"/>
      <text:p text:style-name="Standard"><text:s text:c="2"/>Serial.println("");</text:p>
      <text:p text:style-name="Standard"><text:s text:c="2"/>Serial.println("WiFi connected");</text:p>
      <text:p text:style-name="Standard"><text:s text:c="2"/>Serial.println("IP address: ");</text:p>
      <text:p text:style-name="Standard"><text:s text:c="2"/>Serial.println(WiFi.localIP()); <text:s text:c="2"/>//Conectado e recebido um IP :)</text:p>
      <text:p text:style-name="Standard">}</text:p>
      <text:p text:style-name="Standard"/>
      <text:p text:style-name="Standard">/*</text:p>
      <text:p text:style-name="Standard"><text:s text:c="4"/>Função de Callback</text:p>
      <text:p text:style-name="Standard"><text:s text:c="4"/>É a função que é chamada sempre que for recebida uma mensagem</text:p>
      <text:p text:style-name="Standard"><text:s text:c="4"/>Ela recebe o topico como um ponteiro (quem tiver interesse pergunte ao chatGPT o que é</text:p>
      <text:p text:style-name="Standard"><text:s text:c="4"/>um ponteiro e exemplos de uso em C++</text:p>
      <text:p text:style-name="Standard">*/</text:p>
      <text:p text:style-name="Standard">void callback(char* topico, byte* mensagem, unsigned int tamanho) {</text:p>
      <text:p text:style-name="Standard"><text:s text:c="2"/>Serial.print("Messagem recebida [");</text:p>
      <text:p text:style-name="Standard"><text:s text:c="2"/>Serial.print(topico);</text:p>
      <text:p text:style-name="Standard"><text:s text:c="2"/>Serial.print("] ");</text:p>
      <text:p text:style-name="Standard"><text:s text:c="2"/>for (int i = 0; i &lt; tamanho; i++) {</text:p>
      <text:p text:style-name="Standard"><text:s text:c="4"/>Serial.print((char)mensagem[i]); <text:s/>//Converte a mensagem para caracter e faz a impressão 1 a 1 para poder mostrar na serial</text:p>
      <text:p text:style-name="Standard"><text:s text:c="2"/>}</text:p>
      <text:p text:style-name="Standard"><text:s text:c="2"/>Serial.println();</text:p>
      <text:p text:style-name="Standard"/>
      <text:p text:style-name="Standard"><text:s text:c="2"/>if (strcmp(topico, TOPICO "/SERVO") == 0) {</text:p>
      <text:p text:style-name="Standard"><text:s text:c="4"/>int pos_servo = 0;</text:p>
      <text:p text:style-name="Standard"><text:s text:c="4"/>for (int i = 0 ; i &lt; tamanho ; i++) {</text:p>
      <text:p text:style-name="Standard"><text:s text:c="6"/>int numero = mensagem[i] - '0';</text:p>
      <text:p text:style-name="Standard"><text:s text:c="6"/>pos_servo = pos_servo * 10 + numero;</text:p>
      <text:p text:style-name="Standard"><text:s text:c="4"/>}</text:p>
      <text:p text:style-name="Standard"><text:s text:c="4"/>if (pos_servo &gt;= 0 &amp;&amp; pos_servo &lt;= 180) {</text:p>
      <text:p text:style-name="Standard"><text:s text:c="6"/>ServoMotor.write(pos_servo);</text:p>
      <text:p text:style-name="Standard"/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/*</text:p>
      <text:p text:style-name="Standard"><text:s text:c="3"/>Reconecta ao servidor MQTT</text:p>
      <text:p text:style-name="Standard">*/</text:p>
      <text:p text:style-name="Standard">void reconnect() {</text:p>
      <text:p text:style-name="Standard"><text:s text:c="2"/>//Faz o loop até reconectar</text:p>
      <text:p text:style-name="Standard"><text:s text:c="2"/>while (!client.connected()) {</text:p>
      <text:p text:style-name="Standard"><text:s text:c="4"/>Serial.print("Tentando reconectar MQTT");</text:p>
      <text:p text:style-name="Standard"><text:s text:c="4"/>//Cria um ID randomico</text:p>
      <text:p text:style-name="Standard"><text:s text:c="4"/>String clientId = "ESP8266Client-";</text:p>
      <text:p text:style-name="Standard"><text:soft-page-break/><text:s text:c="4"/>clientId += String(random(0xffff), HEX);</text:p>
      <text:p text:style-name="Standard"><text:s text:c="4"/>//Tenta conectar</text:p>
      <text:p text:style-name="Standard"><text:s text:c="4"/>if (client.connect(clientId.c_str())) {</text:p>
      <text:p text:style-name="Standard"><text:s text:c="6"/>Serial.println("Conectado");</text:p>
      <text:p text:style-name="Standard"/>
      <text:p text:style-name="Standard"><text:s text:c="6"/>// Faz uma publicação que conectou</text:p>
      <text:p text:style-name="Standard"><text:s text:c="6"/>client.publish(TOPICO "/inicio/retorno", "Iniciou");</text:p>
      <text:p text:style-name="Standard"/>
      <text:p text:style-name="Standard"><text:s text:c="6"/>//Faz a subscrição</text:p>
      <text:p text:style-name="Standard"><text:s text:c="6"/>client.subscribe(TOPICO "/#");</text:p>
      <text:p text:style-name="Standard"/>
      <text:p text:style-name="Standard"><text:s text:c="4"/>} else {</text:p>
      <text:p text:style-name="Standard"><text:s text:c="6"/>Serial.print("Erro, rc = ");</text:p>
      <text:p text:style-name="Standard"><text:s text:c="6"/>Serial.print(client.state());</text:p>
      <text:p text:style-name="Standard"><text:s text:c="6"/>Serial.println(" Tentando novamente em 5 segundos");</text:p>
      <text:p text:style-name="Standard"><text:s text:c="6"/>delay(5000)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>void setup() {</text:p>
      <text:p text:style-name="Standard"><text:s text:c="2"/>pinMode(LED1, OUTPUT);</text:p>
      <text:p text:style-name="Standard"><text:s text:c="2"/>ServoMotor.attach(D7);</text:p>
      <text:p text:style-name="Standard"><text:s text:c="2"/>Serial.begin(9600);</text:p>
      <text:p text:style-name="Standard"/>
      <text:p text:style-name="Standard"><text:s text:c="2"/>setup_wifi();</text:p>
      <text:p text:style-name="Standard"/>
      <text:p text:style-name="Standard"><text:s text:c="2"/>client.setServer(broker_mqtt, 1883);</text:p>
      <text:p text:style-name="Standard"><text:s text:c="2"/>client.setCallback(callback);</text:p>
      <text:p text:style-name="Standard">}</text:p>
      <text:p text:style-name="Standard"/>
      <text:p text:style-name="Standard">void loop() {</text:p>
      <text:p text:style-name="Standard"/>
      <text:p text:style-name="Standard"><text:s text:c="2"/>//Verifica se ainda está conectado ao Broker</text:p>
      <text:p text:style-name="Standard"><text:s text:c="2"/>//Bloco principal para conexão e funcionamento do MQTT</text:p>
      <text:p text:style-name="Standard"><text:s text:c="2"/>if (!client.connected()) {</text:p>
      <text:p text:style-name="Standard"><text:s text:c="4"/>reconnect();</text:p>
      <text:p text:style-name="Standard"><text:s text:c="2"/>}</text:p>
      <text:p text:style-name="Standard"><text:s text:c="2"/>client.loop();</text:p>
      <text:p text:style-name="Standard"/>
      <text:p text:style-name="Standard"><text:s text:c="2"/>//Restante do código, cuidar com delays maiores que 50 ms</text:p>
      <text:p text:style-name="Standard"><text:s text:c="2"/>delay(50)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6:31:46.617689803</meta:creation-date>
    <dc:date>2024-04-04T16:40:08.021544489</dc:date>
    <meta:editing-duration>PT8M22S</meta:editing-duration>
    <meta:editing-cycles>1</meta:editing-cycles>
    <meta:document-statistic meta:table-count="0" meta:image-count="0" meta:object-count="0" meta:page-count="3" meta:paragraph-count="119" meta:word-count="426" meta:character-count="3290" meta:non-whitespace-character-count="2657"/>
    <meta:generator>LibreOffice/7.3.7.2$Linux_X86_64 LibreOffice_project/30$Build-2</meta:generator>
  </office:meta>
</office:document-meta>
</file>